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40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2.3598in"/>
    </style:style>
    <style:style style:name="co5" style:family="table-column">
      <style:table-column-properties fo:break-before="auto" style:column-width="3.7362in"/>
    </style:style>
    <style:style style:name="co6" style:family="table-column">
      <style:table-column-properties fo:break-before="auto" style:column-width="0.961in"/>
    </style:style>
    <style:style style:name="co7" style:family="table-column">
      <style:table-column-properties fo:break-before="auto" style:column-width="3.0366in"/>
    </style:style>
    <style:style style:name="co8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Excel_20_Built-in_20_Normal_20_1" style:data-style-name="N10000">
      <style:table-cell-properties fo:background-color="transparent" fo:wrap-option="wrap" fo:border="none" style:vertical-align="top"/>
      <style:text-properties style:font-name="Arial" style:font-name-asian="Arial1" style:font-name-complex="Arial1"/>
    </style:style>
    <style:style style:name="ce7" style:family="table-cell" style:parent-style-name="Default" style:data-style-name="N0">
      <style:table-cell-properties fo:background-color="#b3b3b3" style:vertical-align="top"/>
    </style:style>
    <style:style style:name="ce8" style:family="table-cell" style:parent-style-name="Default" style:data-style-name="N0">
      <style:table-cell-properties fo:background-color="transparent" style:vertical-align="top"/>
    </style:style>
    <style:style style:name="ce9" style:family="table-cell" style:parent-style-name="Default" style:data-style-name="N0">
      <style:table-cell-properties fo:background-color="#ffffff" style:vertical-align="top"/>
    </style:style>
    <style:style style:name="ce10" style:family="table-cell" style:parent-style-name="Excel_20_Built-in_20_Normal"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 style:data-style-name="N0">
      <style:table-cell-properties fo:background-color="#ffffff" style:vertical-align="top"/>
      <style:text-properties fo:color="#ff0000"/>
    </style:style>
    <style:style style:name="ce14" style:family="table-cell" style:parent-style-name="Default" style:data-style-name="N0">
      <style:table-cell-properties style:vertical-align="top"/>
      <style:text-properties fo:color="#000000"/>
    </style:style>
    <style:style style:name="ce15" style:family="table-cell" style:parent-style-name="Default" style:data-style-name="N0">
      <style:table-cell-properties fo:background-color="#ffff00" style:vertical-align="top"/>
    </style:style>
    <style:style style:name="ce16" style:family="table-cell" style:parent-style-name="Default" style:data-style-name="N0">
      <style:table-cell-properties fo:wrap-option="wrap" fo:border="none" style:vertical-align="top"/>
      <style:text-properties fo:color="#000000" style:font-name="Arial" fo:language="en" fo:country="US" style:font-name-asian="Courier New" style:language-asian="en" style:country-asian="US" style:font-name-complex="Courier New" style:language-complex="en" style:country-complex="US"/>
    </style:style>
    <style:style style:name="ce17" style:family="table-cell" style:parent-style-name="Default">
      <style:table-cell-properties style:vertical-align="to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wrap-option="wrap" fo:border="none" style:vertical-align="top"/>
      <style:text-properties style:font-name="Arial2" style:font-name-asian="Arial2" style:font-name-complex="Arial2"/>
    </style:style>
    <style:style style:name="ce2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Excel_20_Built-in_20_Normal_20_1">
      <style:text-properties style:font-name="Arial" fo:font-size="10pt" style:font-size-asian="10pt" style:font-size-complex="10pt"/>
    </style:style>
    <style:style style:name="ce23" style:family="table-cell" style:parent-style-name="Default">
      <style:text-properties style:font-name="Arial" fo:font-size="10pt" style:font-size-asian="10pt" style:font-size-complex="10pt"/>
    </style:style>
    <style:style style:name="ce24" style:family="table-cell" style:parent-style-name="Excel_20_Built-in_20_Normal_20_1" style:data-style-name="N10000">
      <style:table-cell-properties fo:background-color="transparent" style:vertical-align="top"/>
      <style:text-properties style:font-name="Arial1" style:font-name-asian="Arial1" style:font-name-complex="Arial1"/>
    </style:style>
    <style:style style:name="ce25" style:family="table-cell" style:parent-style-name="Excel_20_Built-in_20_Normal_20_1" style:data-style-name="N10000">
      <style:table-cell-properties fo:background-color="transparent" fo:wrap-option="wrap" style:vertical-align="top"/>
      <style:text-properties style:font-name="Arial1" style:font-name-asian="Arial1" style:font-name-complex="Arial1"/>
    </style:style>
    <style:style style:name="ce26" style:family="table-cell" style:parent-style-name="Default">
      <style:table-cell-properties fo:background-color="#e6e6ff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6"/>
          <table:table-cell office:value-type="string">
            <text:p>IsIdentified</text:p>
          </table:table-cell>
          <table:table-cell office:value-type="string">
            <text:p>IsAutomated</text:p>
          </table:table-cell>
          <table:table-cell office:value-type="string">
            <text:p>TestCaseId</text:p>
          </table:table-cell>
          <table:table-cell office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>
            <text:p>Login Page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style-name="ce5" office:value-type="string">
            <text:p>MAV0001_viewLoginPage</text:p>
          </table:table-cell>
          <table:table-cell table:number-columns-repeated="1015"/>
        </table:table-row>
        <table:table-row table:style-name="ro2">
          <table:table-cell table:style-name="ce1"/>
          <table:table-cell office:value-type="string">
            <text:p>Home Pag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style-name="ce6" office:value-type="string">
            <text:p>MAV0002_viewHomePage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2" office:value-type="string">
            <text:p>(Social Panel)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2"/>
          <table:table-cell office:value-type="string">
            <text:p>Messages</text:p>
          </table:table-cell>
          <table:table-cell table:number-columns-repeated="2"/>
          <table:table-cell table:number-columns-repeated="2" office:value-type="string">
            <text:p>N/A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office:value-type="string">
            <text:p>Calender</text:p>
          </table:table-cell>
          <table:table-cell table:number-columns-repeated="2"/>
          <table:table-cell table:number-columns-repeated="2" office:value-type="string">
            <text:p>N/A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office:value-type="string">
            <text:p>Surveys</text:p>
          </table:table-cell>
          <table:table-cell table:number-columns-repeated="2"/>
          <table:table-cell table:number-columns-repeated="2" office:value-type="string">
            <text:p>N/A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Switch Plan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string">
            <text:p>MAV0120_viewSelectedPla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office:value-type="string">
            <text:p>Sign Out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string">
            <text:p>MAV0003_SignoutOnHomePage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Channel Administration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2"/>
          <table:table-cell office:value-type="string">
            <text:p>Admin Page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style-name="ce5" office:value-type="string">
            <text:p>MAV0004_viewAdminHome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5"/>
          <table:table-cell table:number-columns-repeated="1015"/>
        </table:table-row>
        <table:table-row table:style-name="ro1">
          <table:table-cell table:style-name="ce2"/>
          <table:table-cell/>
          <table:table-cell table:style-name="ce5" office:value-type="string">
            <text:p>Information Sharing Mode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Plan Page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style-name="ce5" office:value-type="string">
            <text:p>MAV0006_redirectToPlanPag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how--&gt;Hide Planner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008_hidePlannerInf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how--&gt;About Plan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etail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09_viewAboutPlanWindow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ll Event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0_viewAllEvent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Seceracy Classification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1_viewAllSecrecyclassifications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ll Organization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2_viewAllOrganization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ll Segment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3_viewAllSegments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rocedure Map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4_viewProcedureMapForm</text:p>
          </table:table-cell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3" office:value-type="string">
            <text:p>Yes</text:p>
          </table:table-cell>
          <table:table-cell table:style-name="ce3" office:value-type="string">
            <text:p>No</text:p>
          </table:table-cell>
          <table:table-cell table:style-name="ce7" office:value-type="string">
            <text:p>MAV0015_viewProcedureMapInfo</text:p>
          </table:table-cell>
          <table:table-cell table:style-name="ce3" table:number-columns-repeated="1014"/>
          <table:table-cell/>
        </table:table-row>
        <table:table-row table:style-name="ro1">
          <table:table-cell table:number-columns-repeated="5"/>
          <table:table-cell office:value-type="string">
            <text:p>Who's Who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6_viewAllWho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ll Issue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7_viewAllIssue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Bibliography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8_viewAllBibliographyForm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ll Index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19_viewAllIndexForm</text:p>
          </table:table-cell>
          <table:table-cell table:number-columns-repeated="1015"/>
        </table:table-row>
        <table:table-row table:style-name="ro1">
          <table:table-cell table:style-name="ce4" table:number-columns-repeated="5"/>
          <table:table-cell table:style-name="ce4" office:value-type="string">
            <text:p>All Type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Yes</text:p>
          </table:table-cell>
          <table:table-cell table:style-name="ce8" office:value-type="string">
            <text:p>MAV00129_viewAllTypesForms</text:p>
          </table:table-cell>
          <table:table-cell table:style-name="ce4" table:number-columns-repeated="1015"/>
        </table:table-row>
        <table:table-row table:style-name="ro1">
          <table:table-cell table:number-columns-repeated="5"/>
          <table:table-cell office:value-type="string">
            <text:p>All Tag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20_viewAllTag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Evaluation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21_viewAllEvaluation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articipation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22_viewAllParticipations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Version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23_viewAllVersionsForm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2" office:value-type="string">
            <text:p>Action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Yes</text:p>
          </table:table-cell>
          <table:table-cell table:style-name="ce9" office:value-type="string">
            <text:p>MAV0024_viewAboutPlanActionList</text:p>
          </table:table-cell>
          <table:table-cell table:style-name="ce2" table:number-columns-repeated="1014"/>
          <table:table-cell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25_closeAboutPlanWindow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bout Plan Segment</text:p>
          </table:table-cell>
          <table:table-cell/>
          <table:table-cell table:number-columns-repeated="2" office:value-type="string">
            <text:p>Yes</text:p>
          </table:table-cell>
          <table:table-cell table:style-name="ce10" office:value-type="string">
            <text:p>MAV0026_viewAboutPlanSegmentWindow</text:p>
          </table:table-cell>
          <table:table-cell table:number-columns-repeated="1015"/>
        </table:table-row>
        <table:table-row table:style-name="ro1">
          <table:table-cell table:style-name="ce4" table:number-columns-repeated="5"/>
          <table:table-cell table:style-name="ce4" office:value-type="string">
            <text:p>Details view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Yes</text:p>
          </table:table-cell>
          <table:table-cell table:style-name="ce11" office:value-type="string">
            <text:p>MAV0027_viewDetailsForm</text:p>
          </table:table-cell>
          <table:table-cell table:style-name="ce4" table:number-columns-repeated="1015"/>
        </table:table-row>
        <table:table-row table:style-name="ro1">
          <table:table-cell table:number-columns-repeated="5"/>
          <table:table-cell office:value-type="string">
            <text:p>Gola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28_viewGoals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Organiozation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29_viewOrganizations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ap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30_viewMapWindow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Task Mover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31_viewTaskMovers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ctions</text:p>
          </table:table-cell>
          <table:table-cell table:number-columns-repeated="2" office:value-type="string">
            <text:p>Yes</text:p>
          </table:table-cell>
          <table:table-cell office:value-type="string">
            <text:p>MAV0032_viewAboutPlanSegmentActionLis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33_closeAboutPlanSegmentWindow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Surveys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034_viewSurveryWindow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35_closeSurveysWindow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how--&gt;Procedure Repor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2" office:value-type="string">
            <text:p>MAV0038_procedureRepor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Mapped Procedure</text:p>
          </table:table-cell>
          <table:table-cell/>
          <table:table-cell table:number-columns-repeated="2" office:value-type="string">
            <text:p>N/A</text:p>
          </table:table-cell>
          <table:table-cell table:style-name="ce13" office:value-type="string">
            <text:p>MAV0047_viewAllProcedure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string">
            <text:p>N/A</text:p>
          </table:table-cell>
          <table:table-cell table:style-name="ce13" office:value-type="string">
            <text:p>MAV0048_verifyAllProcedure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string">
            <text:p>N/A</text:p>
          </table:table-cell>
          <table:table-cell table:style-name="ce13" office:value-type="string">
            <text:p>MAV0049_verifyShowRepor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string">
            <text:p>N/A</text:p>
          </table:table-cell>
          <table:table-cell table:style-name="ce13" office:value-type="string">
            <text:p>MAV0050_verifyShowMa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Mapped Procedu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All Segments</text:p>
          </table:table-cell>
          <table:table-cell office:value-type="string">
            <text:p>All Segments</text:p>
          </table:table-cell>
          <table:table-cell table:number-columns-repeated="2" office:value-type="string">
            <text:p>Yes</text:p>
          </table:table-cell>
          <table:table-cell table:style-name="ce14" office:value-type="string">
            <text:p>MAV0052_allSegmen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number-columns-repeated="2" office:value-type="string">
            <text:p>Yes</text:p>
          </table:table-cell>
          <table:table-cell table:style-name="ce14" office:value-type="string">
            <text:p>MAV0057_viewAllSegments</text:p>
          </table:table-cell>
          <table:table-cell table:style-name="ce26" office:value-type="string">
            <text:p>User can navigate from about plan segment to all segmen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Details</text:p>
          </table:table-cell>
          <table:table-cell table:number-columns-repeated="2" office:value-type="string">
            <text:p>Yes</text:p>
          </table:table-cell>
          <table:table-cell table:style-name="ce14" office:value-type="string">
            <text:p>MAV0053_viewDetails</text:p>
          </table:table-cell>
          <table:table-cell table:style-name="ce26" office:value-type="string">
            <text:p>User can navigate from about plan segment to detail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ll Events</text:p>
          </table:table-cell>
          <table:table-cell table:number-columns-repeated="2" office:value-type="string">
            <text:p>Yes</text:p>
          </table:table-cell>
          <table:table-cell table:style-name="ce14" office:value-type="string">
            <text:p>MAV0054_viewAllEvents</text:p>
          </table:table-cell>
          <table:table-cell table:style-name="ce26" office:value-type="string">
            <text:p>User can navigate from about plan segment to all even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Seceray Classifications</text:p>
          </table:table-cell>
          <table:table-cell table:number-columns-repeated="2" office:value-type="string">
            <text:p>Yes</text:p>
          </table:table-cell>
          <table:table-cell table:style-name="ce14" office:value-type="string">
            <text:p>MAV0055_viewSecrecyClassification</text:p>
          </table:table-cell>
          <table:table-cell table:style-name="ce26" office:value-type="string">
            <text:p>User can navigate from about plan segment to Seceracy Classifica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ll Organization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56_viewAllOrganization</text:p>
          </table:table-cell>
          <table:table-cell table:style-name="ce26" office:value-type="string">
            <text:p>User can navigate from about plan segment to All Organiza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Who's Who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58_viewWhoswho</text:p>
          </table:table-cell>
          <table:table-cell table:style-name="ce26" office:value-type="string">
            <text:p>User can navigate from about plan segment to who's wh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ll Issue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59_viewAllissues</text:p>
          </table:table-cell>
          <table:table-cell table:style-name="ce26" office:value-type="string">
            <text:p>User can navigate from about plan segment to All issu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Bibliography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60_viewBibliography</text:p>
          </table:table-cell>
          <table:table-cell table:style-name="ce26" office:value-type="string">
            <text:p>User can navigate from about plan segment to Bibliograph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Index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61_viewIndex</text:p>
          </table:table-cell>
          <table:table-cell table:style-name="ce26" office:value-type="string">
            <text:p>User can navigate from about plan segment to Index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ll Tag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62_viewAlltags</text:p>
          </table:table-cell>
          <table:table-cell table:style-name="ce26" office:value-type="string">
            <text:p>User can navigate from about plan segment to All tag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Evaluations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63_viewEvaluation</text:p>
          </table:table-cell>
          <table:table-cell table:style-name="ce26" office:value-type="string">
            <text:p>User can navigate from about plan segment to Evalua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Participation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64_viewParticipations</text:p>
          </table:table-cell>
          <table:table-cell table:style-name="ce26" office:value-type="string">
            <text:p>User can navigate from about plan segment to Participation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Version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65_viewVersions</text:p>
          </table:table-cell>
          <table:table-cell table:style-name="ce26" office:value-type="string">
            <text:p>User can navigate from about plan segment to Vers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Actions</text:p>
          </table:table-cell>
          <table:table-cell table:number-columns-repeated="2" office:value-type="string">
            <text:p>Yes</text:p>
          </table:table-cell>
          <table:table-cell office:value-type="string">
            <text:p>MAV0066_viewAllSegmentsActionList</text:p>
          </table:table-cell>
          <table:table-cell table:style-name="ce26" office:value-type="string">
            <text:p>User can navigate from about plan segment to Ac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office:value-type="string">
            <text:p>MAV0067_closeSegm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All Issues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068_allIssu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office:value-type="string">
            <text:p>MAV0069_closeIssu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Index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070_allIndex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office:value-type="string">
            <text:p>MAV0071_closeInde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Help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072_allHelp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Next</text:p>
          </table:table-cell>
          <table:table-cell table:number-columns-repeated="2" office:value-type="string">
            <text:p>Yes</text:p>
          </table:table-cell>
          <table:table-cell table:style-name="ce15" office:value-type="string">
            <text:p>MAV0073_viewNextPag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Send Feedbac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5" office:value-type="string">
            <text:p>MAV0074_viewFeedback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ction</text:p>
          </table:table-cell>
          <table:table-cell office:value-type="string">
            <text:p>Undo add new Issue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75_undoAddNewIssueUnderA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Redo add new Issue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76_redoAddNewIssueUnderA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Send message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77_sendMessageUnderA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aste task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78_pasteTaskUnserA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aste Attachment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79_pasteAttachmentUnerA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dd new task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80_addNewTask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ction--&gt;Add new Issue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081_hideDetail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ask Panel--&gt;Show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082_TaskDetail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ssignment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83_addAssignment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Close</text:p>
          </table:table-cell>
          <table:table-cell table:number-columns-repeated="2" office:value-type="string">
            <text:p>Yes</text:p>
          </table:table-cell>
          <table:table-cell table:style-name="ce16" office:value-type="string">
            <text:p>MAV0084_closeAssignmen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Failure Impact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85_FailureImpac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Close</text:p>
          </table:table-cell>
          <table:table-cell table:number-columns-repeated="2" office:value-type="string">
            <text:p>Yes</text:p>
          </table:table-cell>
          <table:table-cell table:style-name="ce17" office:value-type="string">
            <text:p>MAV0086_closeFailureImpac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issemination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87_Dissimin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Close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MAV0088_closeDissimina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ask Panel--&gt;Action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MAV0089_taskAc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Action--&gt;Add new Issue</text:p>
          </table:table-cell>
          <table:table-cell/>
          <table:table-cell table:number-columns-repeated="2" office:value-type="string">
            <text:p>Yes</text:p>
          </table:table-cell>
          <table:table-cell table:style-name="ce19" office:value-type="string">
            <text:p>MAV0090_addNewIssue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19" office:value-type="string">
            <text:p>MAV0091_closeNewIssue</text:p>
          </table:table-cell>
          <table:table-cell table:number-columns-repeated="1015"/>
        </table:table-row>
        <table:table-row table:style-name="ro3">
          <table:table-cell table:number-columns-repeated="4"/>
          <table:table-cell office:value-type="string">
            <text:p>Action--&gt;Add new Segment</text:p>
          </table:table-cell>
          <table:table-cell/>
          <table:table-cell table:number-columns-repeated="2" office:value-type="string">
            <text:p>Yes</text:p>
          </table:table-cell>
          <table:table-cell table:style-name="ce19" office:value-type="string">
            <text:p>MAV0092_addNewSegmen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MAV0093_closeNewSegmen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how--&gt;About Plan Segment Window</text:p>
          </table:table-cell>
          <table:table-cell office:value-type="string">
            <text:p>Goals</text:p>
          </table:table-cell>
          <table:table-cell table:number-columns-repeated="2" office:value-type="string">
            <text:p>Yes</text:p>
          </table:table-cell>
          <table:table-cell office:value-type="string">
            <text:p>MAV0094_goalUnderAboutPlanSegmen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Organizations</text:p>
          </table:table-cell>
          <table:table-cell table:number-columns-repeated="2" office:value-type="string">
            <text:p>Yes</text:p>
          </table:table-cell>
          <table:table-cell office:value-type="string">
            <text:p>MAV0095_orgUnderAboutPlanSegmen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ap Detail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5" office:value-type="string">
            <text:p>MAV0096_viewMapDetail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9" office:value-type="string">
            <text:p>MAV0097_closeMapDetailsWindow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ction--&gt;Remove Segment</text:p>
          </table:table-cell>
          <table:table-cell office:value-type="string">
            <text:p>Alert-Ok</text:p>
          </table:table-cell>
          <table:table-cell table:number-columns-repeated="2" office:value-type="string">
            <text:p>Yes</text:p>
          </table:table-cell>
          <table:table-cell table:style-name="ce5" office:value-type="string">
            <text:p>MAV0098_removeSegmentUnderAc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5" office:value-type="string">
            <text:p>MAV0099_closeDialogBo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ction--&gt;Move task to segment</text:p>
          </table:table-cell>
          <table:table-cell/>
          <table:table-cell table:number-columns-repeated="2" office:value-type="string">
            <text:p>Yes</text:p>
          </table:table-cell>
          <table:table-cell table:style-name="ce5" office:value-type="string">
            <text:p>MAV0100_moveTaskUnderA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20" office:value-type="string">
            <text:p>MAV0101_closeTaskMov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how--&gt;Help</text:p>
          </table:table-cell>
          <table:table-cell/>
          <table:table-cell table:number-columns-repeated="2" office:value-type="string">
            <text:p>Yes</text:p>
          </table:table-cell>
          <table:table-cell table:style-name="ce15" office:value-type="string">
            <text:p>MAV0102_viewHelpForm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Send Feedbac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5" office:value-type="string">
            <text:p>MAV0103_viewHelpFormWithFeedback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NextForm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1" office:value-type="string">
            <text:p>MAV0104_NextHel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&lt;GoBack</text:p>
          </table:table-cell>
          <table:table-cell table:number-columns-repeated="2" office:value-type="string">
            <text:p>Yes</text:p>
          </table:table-cell>
          <table:table-cell table:style-name="ce17" office:value-type="string">
            <text:p>MAV0105_goBack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&gt;GoForward</text:p>
          </table:table-cell>
          <table:table-cell table:number-columns-repeated="2" office:value-type="string">
            <text:p>Yes</text:p>
          </table:table-cell>
          <table:table-cell table:style-name="ce17" office:value-type="string">
            <text:p>MAV0106_goForw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>
            <text:p>(Social Panel)</text:p>
          </table:table-cell>
          <table:table-cell office:value-type="string">
            <text:p>Presenc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MAV0107_viewPresenc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resenc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MAV0108_showAllUser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Presence</text:p>
          </table:table-cell>
          <table:table-cell table:number-columns-repeated="2" office:value-type="string">
            <text:p>Yes</text:p>
          </table:table-cell>
          <table:table-cell office:value-type="string">
            <text:p>MAV0109_hideInactiveUser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ctivities</text:p>
          </table:table-cell>
          <table:table-cell table:number-columns-repeated="2" office:value-type="string">
            <text:p>Yes</text:p>
          </table:table-cell>
          <table:table-cell office:value-type="string">
            <text:p>MAV0110_viewActivitiesAllUser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ctivities</text:p>
          </table:table-cell>
          <table:table-cell table:number-columns-repeated="2" office:value-type="string">
            <text:p>Yes</text:p>
          </table:table-cell>
          <table:table-cell office:value-type="string">
            <text:p>MAV0111_hideActiviti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ctivities</text:p>
          </table:table-cell>
          <table:table-cell table:number-columns-repeated="2" office:value-type="string">
            <text:p>Yes</text:p>
          </table:table-cell>
          <table:table-cell office:value-type="string">
            <text:p>MAV0112_viewAllActiviti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essage</text:p>
          </table:table-cell>
          <table:table-cell table:number-columns-repeated="2" office:value-type="string">
            <text:p>Yes</text:p>
          </table:table-cell>
          <table:table-cell office:value-type="string">
            <text:p>MAV0113_viewReceivedMessag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essage</text:p>
          </table:table-cell>
          <table:table-cell table:number-columns-repeated="2" office:value-type="string">
            <text:p>Yes</text:p>
          </table:table-cell>
          <table:table-cell office:value-type="string">
            <text:p>MAV0114_hideReceivedMessag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essage</text:p>
          </table:table-cell>
          <table:table-cell table:number-columns-repeated="2" office:value-type="string">
            <text:p>Yes</text:p>
          </table:table-cell>
          <table:table-cell office:value-type="string">
            <text:p>MAV0115_showAllMessag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essage</text:p>
          </table:table-cell>
          <table:table-cell table:number-columns-repeated="2" office:value-type="string">
            <text:p>Yes</text:p>
          </table:table-cell>
          <table:table-cell office:value-type="string">
            <text:p>MAV0116_viewSentMessag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essage</text:p>
          </table:table-cell>
          <table:table-cell table:number-columns-repeated="2" office:value-type="string">
            <text:p>Yes</text:p>
          </table:table-cell>
          <table:table-cell office:value-type="string">
            <text:p>MAV0117_hideBroadcast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essag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2" office:value-type="string">
            <text:p>MAV0118_viewSentMessag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nformation Sharing Model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string">
            <text:p>MAV0119_viewPlanSegment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dd receive/Send Info</text:p>
          </table:table-cell>
          <table:table-cell office:value-type="string">
            <text:p>More--&gt;Show Details</text:p>
          </table:table-cell>
          <table:table-cell table:number-columns-repeated="2" office:value-type="string">
            <text:p>Yes</text:p>
          </table:table-cell>
          <table:table-cell table:style-name="ce22" office:value-type="string">
            <text:p>MAV0121_showDetail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ore--&gt;Show Elements</text:p>
          </table:table-cell>
          <table:table-cell table:number-columns-repeated="2" office:value-type="string">
            <text:p>Yes</text:p>
          </table:table-cell>
          <table:table-cell table:style-name="ce22" office:value-type="string">
            <text:p>MAV0122_viewElementsOfInform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one</text:p>
          </table:table-cell>
          <table:table-cell table:number-columns-repeated="2" office:value-type="string">
            <text:p>Yes</text:p>
          </table:table-cell>
          <table:table-cell table:style-name="ce23" office:value-type="string">
            <text:p>MAV0123_closeElementsOfInform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ore--&gt;SendMessage</text:p>
          </table:table-cell>
          <table:table-cell table:number-columns-repeated="2" office:value-type="string">
            <text:p>Yes</text:p>
          </table:table-cell>
          <table:table-cell office:value-type="string">
            <text:p>MAV0124_sendMessag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ore--&gt;Copy Flow</text:p>
          </table:table-cell>
          <table:table-cell table:number-columns-repeated="2" office:value-type="string">
            <text:p>Yes</text:p>
          </table:table-cell>
          <table:table-cell office:value-type="string">
            <text:p>MAV0125_viewCopyFlow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ore--&gt;Copy Need</text:p>
          </table:table-cell>
          <table:table-cell table:number-columns-repeated="2" office:value-type="string">
            <text:p>Yes</text:p>
          </table:table-cell>
          <table:table-cell table:style-name="ce24" office:value-type="string">
            <text:p>MAV0126_copyNeed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ore--&gt;Add New Issue</text:p>
          </table:table-cell>
          <table:table-cell table:number-columns-repeated="2" office:value-type="string">
            <text:p>Yes</text:p>
          </table:table-cell>
          <table:table-cell table:style-name="ce24" office:value-type="string">
            <text:p>MAV0127_addNewIssue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More--&gt;Remove Info Need</text:p>
          </table:table-cell>
          <table:table-cell table:number-columns-repeated="2" office:value-type="string">
            <text:p>Yes</text:p>
          </table:table-cell>
          <table:table-cell table:style-name="ce25" office:value-type="string">
            <text:p>MAV0128_removeInfoNeed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Phase Panel</text:p>
          </table:table-cell>
          <table:table-cell table:number-columns-repeated="3"/>
          <table:table-cell table:style-name="ce25"/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Details view</text:p>
          </table:table-cell>
          <table:table-cell table:number-columns-repeated="2" office:value-type="string">
            <text:p>No</text:p>
          </table:table-cell>
          <table:table-cell table:style-name="ce25"/>
          <table:table-cell office:value-type="string">
            <text:p>Not found.Build upgraded on <text:s/>21<text:span text:style-name="T1">st</text:span> Build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Issues view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Agent Panel (type vs actual)</text:p>
          </table:table-cell>
          <table:table-cell table:number-columns-repeated="3"/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etails view</text:p>
          </table:table-cell>
          <table:table-cell table:number-columns-repeated="2" office:value-type="string">
            <text:p>No</text:p>
          </table:table-cell>
          <table:table-cell table:style-name="ce25"/>
          <table:table-cell office:value-type="string">
            <text:p>Not found.Build upgraded on <text:s/>21st Build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Network view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Issues view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Event Panel</text:p>
          </table:table-cell>
          <table:table-cell table:number-columns-repeated="3"/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etails view</text:p>
          </table:table-cell>
          <table:table-cell table:number-columns-repeated="2" office:value-type="string">
            <text:p>No</text:p>
          </table:table-cell>
          <table:table-cell table:style-name="ce25"/>
          <table:table-cell office:value-type="string">
            <text:p>Not found.Build upgraded on <text:s/>21st Build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ap panel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Issues view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Organization Panel (type vs actual)</text:p>
          </table:table-cell>
          <table:table-cell table:number-columns-repeated="3"/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etails view--&gt;</text:p>
          </table:table-cell>
          <table:table-cell table:number-columns-repeated="2" office:value-type="string">
            <text:p>No</text:p>
          </table:table-cell>
          <table:table-cell table:style-name="ce25"/>
          <table:table-cell office:value-type="string">
            <text:p>Not found.Build upgraded on <text:s/>21st Build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<text:s text:c="27"/>Jobs tab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<text:s text:c="27"/>Chart tab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<text:s text:c="27"/>Agreements tab--&gt;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<text:s text:c="40"/>Commitments (from "+more")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Network view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ap panel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Issues view</text:p>
          </table:table-cell>
          <table:table-cell table:number-columns-repeated="2" office:value-type="string">
            <text:p>No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Place Panel (type vs actual)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Details view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Not found.Build upgraded on <text:s/>21st Build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ap panel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Issues view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Role Panel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Details view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Not found.Build upgraded on <text:s/>21st Build 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Network view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Issues view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ocedure Map Page (procedures explorer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Report view (opens on "go") 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sponder Page</text:p>
            <text:p><text:s/>(my procedures/procedures for all participants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ll participants procedures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Indivividual planner procedures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rror Page </text:p>
          </table:table-cell>
          <table:table-cell table:number-columns-repeated="3"/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number-columns-repeated="9"/>
          <table:table-cell office:value-type="string">
            <text:p>Not found.Build upgraded on <text:s/>21st Build 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IN">
      <number:number number:min-integer-digits="1"/>
    </number:number-style>
    <number:date-style style:name="N117">
      <number:month number:style="long"/>
      <number:text>-</number:text>
      <number:day number:style="long"/>
      <number:text>-</number:text>
      <number:year number:style="long"/>
    </number:date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7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amar Siddiqui</meta:initial-creator>
    <meta:creation-date>2011-04-26T12:08:06.74</meta:creation-date>
    <dc:date>2011-04-27T17:18:16.60</dc:date>
    <dc:creator>rajendra kumar</dc:creator>
    <meta:editing-duration>PT06H59M31S</meta:editing-duration>
    <meta:editing-cycles>78</meta:editing-cycles>
    <meta:generator>OpenOffice.org/3.2$Win32 OpenOffice.org_project/320m12$Build-9483</meta:generator>
    <meta:document-statistic meta:table-count="3" meta:cell-count="589" meta:object-count="0"/>
  </office:meta>
</office:document-meta>
</file>